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style:style style:name="P16" style:family="paragraph" style:parent-style-name="Text_20_body" style:list-style-name="L15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🧩 <text:span text:style-name="Strong_20_Emphasis">Casos de Uso con Flujos Alternos y Excepciones</text:span></text:h>
      <text:p text:style-name="Horizontal_20_Line"/>
      <text:h text:style-name="Heading_20_3" text:outline-level="3">✅ <text:span text:style-name="Strong_20_Emphasis">Caso de Uso 1: Registrar Venta</text:span></text:h>
      <text:p text:style-name="Text_20_body"><text:span text:style-name="Strong_20_Emphasis">Rol:</text:span> Despachador<text:line-break/><text:span text:style-name="Strong_20_Emphasis">Historia relacionada:</text:span> “Registrar ventas fácilmente”</text:p>
      <text:p text:style-name="Text_20_body"><text:span text:style-name="Strong_20_Emphasis">☑️ Flujo Principal:</text:span></text:p>
      <text:list text:style-name="L1">
        <text:list-item>
          <text:p text:style-name="P2">Despachador inicia sesión.</text:p>
        </text:list-item>
        <text:list-item>
          <text:p text:style-name="P2">Accede al panel de ventas.</text:p>
        </text:list-item>
        <text:list-item>
          <text:p text:style-name="P2">Selecciona productos y cantidades.</text:p>
        </text:list-item>
        <text:list-item>
          <text:p text:style-name="P2">Elige método de pago.</text:p>
        </text:list-item>
        <text:list-item>
          <text:p text:style-name="P2">Confirma venta.</text:p>
        </text:list-item>
        <text:list-item>
          <text:p text:style-name="P2">El sistema guarda en SQLite.</text:p>
        </text:list-item>
        <text:list-item>
          <text:p text:style-name="P2">Se imprime el ticket.</text:p>
        </text:list-item>
        <text:list-item>
          <text:p text:style-name="P2">Vuelve al panel con notificación de éxito.</text:p>
        </text:list-item>
      </text:list>
      <text:p text:style-name="Text_20_body"><text:span text:style-name="Strong_20_Emphasis">🔄 Flujos Alternos:</text:span></text:p>
      <text:list text:style-name="L2">
        <text:list-item>
          <text:p text:style-name="P3">Cliente cancela → El despachador presiona “Cancelar” y se limpia todo.</text:p>
        </text:list-item>
        <text:list-item>
          <text:p text:style-name="P3">Aplicar descuento → Se habilita campo de descuento antes de confirmar.</text:p>
        </text:list-item>
      </text:list>
      <text:p text:style-name="Text_20_body"><text:span text:style-name="Strong_20_Emphasis">❌ Excepciones:</text:span></text:p>
      <text:list text:style-name="L3">
        <text:list-item>
          <text:p text:style-name="P4">Campos vacíos → “Faltan productos o método de pago”.</text:p>
        </text:list-item>
        <text:list-item>
          <text:p text:style-name="P4">Falla al imprimir → “No se pudo imprimir. ¿Intentar de nuevo?”</text:p>
        </text:list-item>
        <text:list-item>
          <text:p text:style-name="P4">Caída del sistema (SQLite bloqueado) → “No se pudo guardar la venta”.</text:p>
        </text:list-item>
        <text:list-item>
          <text:p text:style-name="P4">Corte de energía → Venta no se registra, se debe repetir al reiniciar.</text:p>
        </text:list-item>
      </text:list>
      <text:p text:style-name="Horizontal_20_Line"/>
      <text:h text:style-name="Heading_20_3" text:outline-level="3">✅ <text:span text:style-name="Strong_20_Emphasis">Caso de Uso 2: Cerrar Caja</text:span></text:h>
      <text:p text:style-name="Text_20_body"><text:span text:style-name="Strong_20_Emphasis">Rol:</text:span> Despachador<text:line-break/><text:span text:style-name="Strong_20_Emphasis">Historia relacionada:</text:span> “Cerrar caja al final del turno”</text:p>
      <text:p text:style-name="Text_20_body"><text:span text:style-name="Strong_20_Emphasis">☑️ Flujo Principal:</text:span></text:p>
      <text:list text:style-name="L4">
        <text:list-item>
          <text:p text:style-name="P5">Usuario entra a “Cerrar Caja”.</text:p>
        </text:list-item>
        <text:list-item>
          <text:p text:style-name="P5">El sistema genera resumen del día.</text:p>
        </text:list-item>
        <text:list-item>
          <text:p text:style-name="P5">Usuario revisa y confirma cierre.</text:p>
        </text:list-item>
        <text:list-item>
          <text:p text:style-name="P5">Se guarda archivo local (PDF o JSON).</text:p>
        </text:list-item>
        <text:list-item>
          <text:p text:style-name="P5"><text:soft-page-break/>Se marca como cerrado.</text:p>
        </text:list-item>
      </text:list>
      <text:p text:style-name="Text_20_body"><text:span text:style-name="Strong_20_Emphasis">🔄 Flujos Alternos:</text:span></text:p>
      <text:list text:style-name="L5">
        <text:list-item>
          <text:p text:style-name="P6">Usuario necesita corregir algo → Puede volver antes de confirmar.</text:p>
        </text:list-item>
      </text:list>
      <text:p text:style-name="Text_20_body"><text:span text:style-name="Strong_20_Emphasis">❌ Excepciones:</text:span></text:p>
      <text:list text:style-name="L6">
        <text:list-item>
          <text:p text:style-name="P7">Sin ventas registradas → “No hay ventas para cerrar”.</text:p>
        </text:list-item>
        <text:list-item>
          <text:p text:style-name="P7">Error al guardar PDF → “Fallo al guardar. Revisa permisos”.</text:p>
        </text:list-item>
        <text:list-item>
          <text:p text:style-name="P7">Caja ya cerrada → “Este usuario ya cerró caja hoy”.</text:p>
        </text:list-item>
      </text:list>
      <text:p text:style-name="Horizontal_20_Line"/>
      <text:h text:style-name="Heading_20_3" text:outline-level="3">✅ <text:span text:style-name="Strong_20_Emphasis">Caso de Uso 3: Entregar Pedido</text:span></text:h>
      <text:p text:style-name="Text_20_body"><text:span text:style-name="Strong_20_Emphasis">Rol:</text:span> Motociclista<text:line-break/><text:span text:style-name="Strong_20_Emphasis">Historia relacionada:</text:span> “Marcar pedido como entregado”</text:p>
      <text:p text:style-name="Text_20_body"><text:span text:style-name="Strong_20_Emphasis">☑️ Flujo Principal:</text:span></text:p>
      <text:list text:style-name="L7">
        <text:list-item>
          <text:p text:style-name="P8">Motociclista ve lista de pedidos.</text:p>
        </text:list-item>
        <text:list-item>
          <text:p text:style-name="P8">Toma uno y se muestra el detalle.</text:p>
        </text:list-item>
        <text:list-item>
          <text:p text:style-name="P8">Entrega físicamente el pedido.</text:p>
        </text:list-item>
        <text:list-item>
          <text:p text:style-name="P8">Presiona “Entregado”.</text:p>
        </text:list-item>
        <text:list-item>
          <text:p text:style-name="P8">El sistema guarda el estado localmente.</text:p>
        </text:list-item>
      </text:list>
      <text:p text:style-name="Text_20_body"><text:span text:style-name="Strong_20_Emphasis">🔄 Flujos Alternos:</text:span></text:p>
      <text:list text:style-name="L8">
        <text:list-item>
          <text:p text:style-name="P9">Cliente no está → Presiona “No entregado” y añade motivo.</text:p>
        </text:list-item>
        <text:list-item>
          <text:p text:style-name="P9">Cliente pide cambiar producto → Se marca “Rechazo” y se envía a revisión.</text:p>
        </text:list-item>
      </text:list>
      <text:p text:style-name="Text_20_body"><text:span text:style-name="Strong_20_Emphasis">❌ Excepciones:</text:span></text:p>
      <text:list text:style-name="L9">
        <text:list-item>
          <text:p text:style-name="P10">Pedido tomado por otro → “Este pedido ya fue tomado. Actualiza lista.”</text:p>
        </text:list-item>
        <text:list-item>
          <text:p text:style-name="P10">Falla al guardar estado → “No se pudo guardar entrega. Intenta luego.”</text:p>
        </text:list-item>
        <text:list-item>
          <text:p text:style-name="P10">No hay pedidos → “No hay entregas pendientes en este momento.”</text:p>
        </text:list-item>
      </text:list>
      <text:p text:style-name="Horizontal_20_Line"/>
      <text:h text:style-name="Heading_20_3" text:outline-level="3">✅ <text:span text:style-name="Strong_20_Emphasis">Caso de Uso 4: Agregar Inventario</text:span></text:h>
      <text:p text:style-name="Text_20_body"><text:span text:style-name="Strong_20_Emphasis">Rol:</text:span> Dueño<text:line-break/><text:span text:style-name="Strong_20_Emphasis">Historia relacionada:</text:span> “Controlar el inventario”</text:p>
      <text:p text:style-name="Text_20_body"><text:span text:style-name="Strong_20_Emphasis">☑️ Flujo Principal:</text:span></text:p>
      <text:list text:style-name="L10">
        <text:list-item>
          <text:p text:style-name="P11">Dueño accede a la sección de inventario.</text:p>
        </text:list-item>
        <text:list-item>
          <text:p text:style-name="P11">Presiona “Agregar”.</text:p>
        </text:list-item>
        <text:list-item>
          <text:p text:style-name="P11">Ingresa nombre del producto, cantidad y fecha.</text:p>
        </text:list-item>
        <text:list-item>
          <text:p text:style-name="P11"><text:soft-page-break/>Confirma.</text:p>
        </text:list-item>
        <text:list-item>
          <text:p text:style-name="P11">Se guarda en la base local.</text:p>
        </text:list-item>
      </text:list>
      <text:p text:style-name="Text_20_body"><text:span text:style-name="Strong_20_Emphasis">🔄 Flujos Alternos:</text:span></text:p>
      <text:list text:style-name="L11">
        <text:list-item>
          <text:p text:style-name="P12">Se cancela operación → Se borra el formulario.</text:p>
        </text:list-item>
      </text:list>
      <text:p text:style-name="Text_20_body"><text:span text:style-name="Strong_20_Emphasis">❌ Excepciones:</text:span></text:p>
      <text:list text:style-name="L12">
        <text:list-item>
          <text:p text:style-name="P13">Campo vacío → “Falta nombre o cantidad”.</text:p>
        </text:list-item>
        <text:list-item>
          <text:p text:style-name="P13">Error al guardar → “No se pudo registrar. Verifica permisos.”</text:p>
        </text:list-item>
      </text:list>
      <text:p text:style-name="Horizontal_20_Line"/>
      <text:h text:style-name="Heading_20_3" text:outline-level="3">✅ <text:span text:style-name="Strong_20_Emphasis">Caso de Uso 5: Gestionar Usuarios</text:span></text:h>
      <text:p text:style-name="Text_20_body"><text:span text:style-name="Strong_20_Emphasis">Rol:</text:span> Dueño<text:line-break/><text:span text:style-name="Strong_20_Emphasis">Historia relacionada:</text:span> “Agregar o eliminar usuarios”</text:p>
      <text:p text:style-name="Text_20_body"><text:span text:style-name="Strong_20_Emphasis">☑️ Flujo Principal:</text:span></text:p>
      <text:list text:style-name="L13">
        <text:list-item>
          <text:p text:style-name="P14">Entra a “Gestionar Usuarios”.</text:p>
        </text:list-item>
        <text:list-item>
          <text:p text:style-name="P14">Puede ver, agregar o eliminar usuarios.</text:p>
        </text:list-item>
        <text:list-item>
          <text:p text:style-name="P14">Al agregar: llena nombre, rol y contraseña.</text:p>
        </text:list-item>
        <text:list-item>
          <text:p text:style-name="P14">Al eliminar: selecciona usuario, confirma.<text:span text:style-name="T1"/></text:p>
        </text:list-item>
        <text:list-item>
          <text:p text:style-name="P14">Cambios se reflejan en la base local.</text:p>
        </text:list-item>
      </text:list>
      <text:p text:style-name="Text_20_body"><text:span text:style-name="Strong_20_Emphasis">🔄 Flujos Alternos:</text:span></text:p>
      <text:list text:style-name="L14">
        <text:list-item>
          <text:p text:style-name="P15">Agrega sin rol → Se bloquea botón “Confirmar”.</text:p>
        </text:list-item>
        <text:list-item>
          <text:p text:style-name="P15">Usuario intenta eliminarse a sí mismo → Se muestra advertencia.</text:p>
        </text:list-item>
      </text:list>
      <text:p text:style-name="Text_20_body"><text:span text:style-name="Strong_20_Emphasis">❌ Excepciones:</text:span></text:p>
      <text:list text:style-name="L15">
        <text:list-item>
          <text:p text:style-name="P16">Campos incompletos → “Completa todos los datos”.</text:p>
        </text:list-item>
        <text:list-item>
          <text:p text:style-name="P16">Usuario ya existente → “Este nombre de usuario ya existe”.</text:p>
        </text:list-item>
        <text:list-item>
          <text:p text:style-name="P16">Error en base → “Falla al guardar cambios. Intenta más tarde.”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7:43:13.717278471</meta:creation-date>
    <dc:date>2025-07-27T17:45:21.843122006</dc:date>
    <meta:editing-duration>PT2M8S</meta:editing-duration>
    <meta:editing-cycles>1</meta:editing-cycles>
    <meta:document-statistic meta:table-count="0" meta:image-count="0" meta:object-count="0" meta:page-count="3" meta:paragraph-count="77" meta:word-count="547" meta:character-count="3101" meta:non-whitespace-character-count="2682"/>
    <meta:generator>LibreOffice/24.2.7.2$Linux_X86_64 LibreOffice_project/420$Build-2</meta:generator>
  </office:meta>
</office:document-meta>
</file>